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2.29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485cm"/>
    </style:style>
    <style:style style:name="gr3" style:family="graphic" style:parent-style-name="objectwithoutfill">
      <style:graphic-properties draw:stroke="dash" draw:stroke-dash="Fine_20_Dashed" draw:marker-end="Arrowheads_20_1" draw:marker-end-width="0.3cm" draw:fill="non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31cm" fo:min-width="0.262cm"/>
    </style:style>
    <style:style style:name="gr5" style:family="graphic" style:parent-style-name="objectwithoutfill">
      <style:graphic-properties draw:marker-end="Arrowheads_20_2" draw:marker-end-width="0.3cm"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objectwithoutfill">
      <style:graphic-properties draw:stroke="solid" draw:stroke-dash="Ultrafine_20_Dashed" draw:marker-end="Arrowheads_20_1" draw:marker-end-width="0.3cm" draw:fill="none"/>
    </style:style>
    <style:style style:name="gr8" style:family="graphic" style:parent-style-name="objectwithoutfill">
      <style:graphic-properties draw:marker-start="Arrowheads_20_3" draw:marker-end="Arrowheads_20_1" draw:marker-end-width="0.3cm" draw:fill="none"/>
    </style:style>
    <style:style style:name="gr9" style:family="graphic" style:parent-style-name="objectwithoutfill">
      <style:graphic-properties draw:stroke="dash" draw:stroke-dash="Fine_20_Dashed" draw:fill="none"/>
    </style:style>
    <style:style style:name="P1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7" style:family="paragraph">
      <loext:graphic-properties draw:fill="none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016cm" svg:x="4.81cm" svg:y="3.533cm">
          <text:p text:style-name="P1"><text:span text:style-name="T1">Refere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794cm" svg:height="1.016cm" svg:x="9.008cm" svg:y="3.533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85cm" svg:height="1.016cm" svg:x="4.81cm" svg:y="1.127cm">
          <text:p text:style-name="P3"><text:span text:style-name="T2">Repository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604cm" svg:y1="4.041cm" svg:x2="7.604cm" svg:y2="4.041cm" draw:start-shape="id1" draw:end-shape="id1" draw:end-glue-point="1" svg:d="M7604 4041z" svg:viewBox="0 0 1 1">
          <text:p/>
        </draw:connector>
        <draw:connector draw:style-name="gr3" draw:text-style-name="P5" draw:layer="layout" svg:x1="10.405cm" svg:y1="3.533cm" svg:x2="11.802cm" svg:y2="4.041cm" draw:start-shape="id2" draw:start-glue-point="0" draw:end-shape="id2" svg:d="M10405 3533v-501h1898v1009h-501" svg:viewBox="0 0 1899 1010">
          <text:p/>
        </draw:connector>
        <draw:custom-shape draw:style-name="gr1" draw:text-style-name="P7" draw:layer="layout" svg:width="2.794cm" svg:height="1.016cm" svg:x="5.699cm" svg:y="6.842cm">
          <text:p text:style-name="P6"><text:span text:style-name="T3">Branch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0.762cm" svg:height="0.381cm" svg:x="6.715cm" svg:y="2.651cm">
          <text:p text:style-name="P8"><text:span text:style-name="T4">o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6.715cm" svg:y1="2.841cm" svg:x2="6.207cm" svg:y2="3.533cm" draw:start-shape="id3" draw:start-glue-point="3" draw:end-shape="id1" draw:end-glue-point="0" svg:d="M6715 2841h-508v692" svg:viewBox="0 0 509 693">
          <text:p/>
        </draw:connector>
        <draw:custom-shape draw:style-name="gr1" draw:text-style-name="P7" draw:layer="layout" svg:width="2.794cm" svg:height="1.016cm" svg:x="10.144cm" svg:y="6.842cm">
          <text:p text:style-name="P6"><text:span text:style-name="T3">Commit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794cm" svg:height="1.016cm" svg:x="11.16cm" svg:y="8.112cm">
          <text:p text:style-name="P6"><text:span text:style-name="T3">Tre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794cm" svg:height="1.016cm" svg:x="12.176cm" svg:y="9.382cm">
          <text:p text:style-name="P6"><text:span text:style-name="T3">Blob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23cm" svg:y1="3.54cm" svg:x2="7.223cm" svg:y2="3.032cm">
          <text:p/>
        </draw:line>
        <draw:custom-shape draw:style-name="gr1" draw:text-style-name="P7" draw:layer="layout" svg:width="2.794cm" svg:height="1.016cm" svg:x="5.699cm" svg:y="5.191cm">
          <text:p text:style-name="P6"><text:span text:style-name="T3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794cm" svg:height="1.016cm" svg:x="10.144cm" svg:y="5.191cm">
          <text:p text:style-name="P6"><text:span text:style-name="T3">Tag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191cm" svg:y1="7.477cm" svg:x2="5.191cm" svg:y2="4.556cm">
          <text:p/>
        </draw:line>
        <draw:line draw:style-name="gr6" draw:text-style-name="P5" draw:layer="layout" svg:x1="5.191cm" svg:y1="7.477cm" svg:x2="5.699cm" svg:y2="7.477cm">
          <text:p/>
        </draw:line>
        <draw:line draw:style-name="gr6" draw:text-style-name="P5" draw:layer="layout" svg:x1="5.191cm" svg:y1="5.699cm" svg:x2="5.699cm" svg:y2="5.699cm">
          <text:p/>
        </draw:line>
        <draw:line draw:style-name="gr5" draw:text-style-name="P5" draw:layer="layout" svg:x1="9.255cm" svg:y1="9.509cm" svg:x2="9.255cm" svg:y2="4.556cm">
          <text:p/>
        </draw:line>
        <draw:line draw:style-name="gr6" draw:text-style-name="P5" draw:layer="layout" svg:x1="9.255cm" svg:y1="6.969cm" svg:x2="10.144cm" svg:y2="6.969cm">
          <text:p/>
        </draw:line>
        <draw:line draw:style-name="gr6" draw:text-style-name="P5" draw:layer="layout" svg:x1="9.255cm" svg:y1="8.366cm" svg:x2="11.16cm" svg:y2="8.366cm">
          <text:p/>
        </draw:line>
        <draw:line draw:style-name="gr6" draw:text-style-name="P5" draw:layer="layout" svg:x1="9.255cm" svg:y1="9.509cm" svg:x2="12.176cm" svg:y2="9.509cm">
          <text:p/>
        </draw:line>
        <draw:line draw:style-name="gr6" draw:text-style-name="P5" draw:layer="layout" svg:x1="9.255cm" svg:y1="5.445cm" svg:x2="10.144cm" svg:y2="5.445cm">
          <text:p/>
        </draw:line>
        <draw:line draw:style-name="gr7" draw:text-style-name="P5" draw:layer="layout" svg:x1="8.493cm" svg:y1="7.35cm" svg:x2="10.144cm" svg:y2="7.35cm">
          <text:p/>
        </draw:line>
        <draw:line draw:style-name="gr7" draw:text-style-name="P5" draw:layer="layout" svg:x1="12.938cm" svg:y1="7.35cm" svg:x2="13.7cm" svg:y2="8.112cm">
          <text:p/>
        </draw:line>
        <draw:line draw:style-name="gr7" draw:text-style-name="P5" draw:layer="layout" svg:x1="13.954cm" svg:y1="8.62cm" svg:x2="14.716cm" svg:y2="9.382cm">
          <text:p/>
        </draw:line>
        <draw:line draw:style-name="gr8" draw:text-style-name="P5" draw:layer="layout" svg:x1="10.144cm" svg:y1="2.143cm" svg:x2="10.144cm" svg:y2="3.54cm">
          <text:p/>
        </draw:line>
        <draw:line draw:style-name="gr8" draw:text-style-name="P5" draw:layer="layout" svg:x1="5.191cm" svg:y1="2.143cm" svg:x2="5.191cm" svg:y2="3.54cm">
          <text:p/>
        </draw:line>
        <draw:line draw:style-name="gr7" draw:text-style-name="P5" draw:layer="layout" svg:x1="8.493cm" svg:y1="5.191cm" svg:x2="9.001cm" svg:y2="4.556cm">
          <text:p/>
        </draw:line>
        <draw:line draw:style-name="gr7" draw:text-style-name="P5" draw:layer="layout" svg:x1="11.668cm" svg:y1="5.191cm" svg:x2="11.668cm" svg:y2="4.556cm">
          <text:p/>
        </draw:line>
        <draw:line draw:style-name="gr9" draw:text-style-name="P5" draw:layer="layout" svg:x1="7.477cm" svg:y1="2.778cm" svg:x2="9.382cm" svg:y2="2.778cm">
          <text:p/>
        </draw:line>
        <draw:line draw:style-name="gr3" draw:text-style-name="P5" draw:layer="layout" svg:x1="9.382cm" svg:y1="2.778cm" svg:x2="9.382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marker draw:name="Arrowheads_20_2" draw:display-name="Arrowheads 2" svg:viewBox="0 0 3000 3000" svg:d="M1500 0l1500 3000h-3000zM1500 447l-1176 2353h2353z"/>
    <draw:marker draw:name="Arrowheads_20_3" draw:display-name="Arrowheads 3" svg:viewBox="0 0 1131 1131" svg:d="M0 564l564 567 567-567-567-564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07:02:51.218904091</meta:creation-date>
    <dc:date>2015-10-17T13:30:26.237012913</dc:date>
    <meta:editing-duration>P2DT2H21M59S</meta:editing-duration>
    <meta:editing-cycles>2</meta:editing-cycles>
    <meta:generator>LibreOffice/4.4.2.2$Linux_X86_64 LibreOffice_project/40m0$Build-2</meta:generator>
    <meta:document-statistic meta:object-count="31"/>
  </office:meta>
</office:document-meta>
</file>